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Arial" fo:font-weight="bold" style:font-weight-asian="bold" style:font-weight-complex="bold"/>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paragraph-properties fo:break-before="page"/>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text-properties style:font-name="Arial"/>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family="paragraph">
      <style:paragraph-properties fo:break-before="page"/>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style:style>
    <style:style style:name="P114" style:parent-style-name="Standard" style:family="paragraph">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style:style>
    <style:style style:name="P117" style:parent-style-name="Standard" style:family="paragraph">
      <style:text-properties style:font-name="Arial"/>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family="paragraph">
      <style:paragraph-properties fo:break-before="page"/>
      <style:text-properties style:font-name="Arial" fo:font-weight="bold" style:font-weight-asian="bold" style:font-weight-complex="bold"/>
    </style:style>
    <style:style style:name="P124" style:parent-style-name="Standard" style:family="paragraph">
      <style:text-properties style:font-name="Arial"/>
    </style:style>
    <style:style style:name="P125" style:parent-style-name="Standard" style:family="paragraph">
      <style:text-properties style:font-name="Liberation Mono" fo:font-size="10pt" style:font-size-asian="10pt" style:font-size-complex="10pt"/>
    </style:style>
    <style:style style:name="P126" style:parent-style-name="Standard" style:family="paragraph">
      <style:text-properties style:font-name="Liberation Mono" fo:font-size="10pt" style:font-size-asian="10pt" style:font-size-complex="10pt"/>
    </style:style>
    <style:style style:name="P127" style:parent-style-name="Standard" style:family="paragraph">
      <style:text-properties style:font-name="Liberation Mono" fo:font-size="10pt" style:font-size-asian="10pt" style:font-size-complex="10pt"/>
    </style:style>
    <style:style style:name="P128" style:parent-style-name="Standard" style:family="paragraph">
      <style:text-properties style:font-name="Liberation Mono" fo:font-size="10pt" style:font-size-asian="10pt" style:font-size-complex="10pt"/>
    </style:style>
    <style:style style:name="P129" style:parent-style-name="Standard" style:family="paragraph">
      <style:text-properties style:font-name="Liberation Mono" fo:font-size="10pt" style:font-size-asian="10pt" style:font-size-complex="10pt"/>
    </style:style>
    <style:style style:name="P130" style:parent-style-name="Standard" style:family="paragraph">
      <style:text-properties style:font-name="Liberation Mono" fo:font-size="10pt" style:font-size-asian="10pt" style:font-size-complex="10pt"/>
    </style:style>
    <style:style style:name="P131" style:parent-style-name="Standard" style:family="paragraph">
      <style:text-properties style:font-name="Liberation Mono" fo:font-size="10pt" style:font-size-asian="10pt" style:font-size-complex="10pt"/>
    </style:style>
    <style:style style:name="P132" style:parent-style-name="Standard" style:family="paragraph">
      <style:text-properties style:font-name="Liberation Mono" fo:font-size="10pt" style:font-size-asian="10pt" style:font-size-complex="10pt"/>
    </style:style>
    <style:style style:name="P133" style:parent-style-name="Standard" style:family="paragraph">
      <style:text-properties style:font-name="Liberation Mono" fo:font-size="10pt" style:font-size-asian="10pt" style:font-size-complex="10pt"/>
    </style:style>
    <style:style style:name="P134" style:parent-style-name="Standard" style:family="paragraph">
      <style:text-properties style:font-name="Liberation Mono" fo:font-size="10pt" style:font-size-asian="10pt" style:font-size-complex="10pt"/>
    </style:style>
    <style:style style:name="P135" style:parent-style-name="Standard" style:family="paragraph">
      <style:text-properties style:font-name="Liberation Mono" fo:font-size="10pt" style:font-size-asian="10pt" style:font-size-complex="10pt"/>
    </style:style>
    <style:style style:name="P136" style:parent-style-name="Standard" style:family="paragraph">
      <style:text-properties style:font-name="Liberation Mono" fo:font-size="10pt" style:font-size-asian="10pt" style:font-size-complex="10pt"/>
    </style:style>
    <style:style style:name="P137" style:parent-style-name="Standard" style:family="paragraph">
      <style:text-properties style:font-name="Liberation Mono" fo:font-size="10pt" style:font-size-asian="10pt" style:font-size-complex="10pt"/>
    </style:style>
    <style:style style:name="P138" style:parent-style-name="Standard" style:family="paragraph">
      <style:text-properties style:font-name="Liberation Mono" fo:font-size="10pt" style:font-size-asian="10pt" style:font-size-complex="10pt"/>
    </style:style>
    <style:style style:name="P139" style:parent-style-name="Standard" style:family="paragraph">
      <style:text-properties style:font-name="Liberation Mono" fo:font-size="10pt" style:font-size-asian="10pt" style:font-size-complex="10pt"/>
    </style:style>
    <style:style style:name="P140" style:parent-style-name="Standard" style:family="paragraph">
      <style:text-properties style:font-name="Liberation Mono" fo:font-size="10pt" style:font-size-asian="10pt" style:font-size-complex="10pt"/>
    </style:style>
    <style:style style:name="P141" style:parent-style-name="Standard" style:family="paragraph">
      <style:text-properties style:font-name="Liberation Mono" fo:font-size="10pt" style:font-size-asian="10pt" style:font-size-complex="10pt"/>
    </style:style>
    <style:style style:name="P142" style:parent-style-name="Standard" style:family="paragraph">
      <style:text-properties style:font-name="Liberation Mono" fo:font-size="10pt" style:font-size-asian="10pt" style:font-size-complex="10pt"/>
    </style:style>
    <style:style style:name="P143" style:parent-style-name="Standard" style:family="paragraph">
      <style:text-properties style:font-name="Liberation Mono" fo:font-size="10pt" style:font-size-asian="10pt" style:font-size-complex="10pt"/>
    </style:style>
    <style:style style:name="P144" style:parent-style-name="Standard" style:family="paragraph">
      <style:text-properties style:font-name="Liberation Mono" fo:font-size="10pt" style:font-size-asian="10pt" style:font-size-complex="10pt"/>
    </style:style>
    <style:style style:name="P145" style:parent-style-name="Standard" style:family="paragraph">
      <style:text-properties style:font-name="Liberation Mono" fo:font-size="10pt" style:font-size-asian="10pt" style:font-size-complex="10pt"/>
    </style:style>
    <style:style style:name="P146" style:parent-style-name="Standard" style:family="paragraph">
      <style:text-properties style:font-name="Liberation Mono" fo:font-size="10pt" style:font-size-asian="10pt" style:font-size-complex="10pt"/>
    </style:style>
    <style:style style:name="P147" style:parent-style-name="Standard" style:family="paragraph">
      <style:text-properties style:font-name="Liberation Mono" fo:font-size="10pt" style:font-size-asian="10pt" style:font-size-complex="10pt"/>
    </style:style>
    <style:style style:name="P148" style:parent-style-name="Standard" style:family="paragraph">
      <style:text-properties style:font-name="Liberation Mono" fo:font-size="10pt" style:font-size-asian="10pt" style:font-size-complex="10pt"/>
    </style:style>
    <style:style style:name="P149" style:parent-style-name="Standard" style:family="paragraph">
      <style:text-properties style:font-name="Liberation Mono" fo:font-size="10pt" style:font-size-asian="10pt" style:font-size-complex="10pt"/>
    </style:style>
    <style:style style:name="P150" style:parent-style-name="Standard" style:family="paragraph">
      <style:text-properties style:font-name="Liberation Mono" fo:font-size="10pt" style:font-size-asian="10pt" style:font-size-complex="10pt"/>
    </style:style>
    <style:style style:name="P151" style:parent-style-name="Standard" style:family="paragraph">
      <style:text-properties style:font-name="Liberation Mono" fo:font-size="10pt" style:font-size-asian="10pt" style:font-size-complex="10pt"/>
    </style:style>
    <style:style style:name="P152" style:parent-style-name="Standard" style:family="paragraph">
      <style:text-properties style:font-name="Liberation Mono" fo:font-size="10pt" style:font-size-asian="10pt" style:font-size-complex="10pt"/>
    </style:style>
    <style:style style:name="P153" style:parent-style-name="Standard" style:family="paragraph">
      <style:text-properties style:font-name="Liberation Mono" fo:font-size="10pt" style:font-size-asian="10pt" style:font-size-complex="10pt"/>
    </style:style>
    <style:style style:name="P154" style:parent-style-name="Standard" style:family="paragraph">
      <style:text-properties style:font-name="Liberation Mono" fo:font-size="10pt" style:font-size-asian="10pt" style:font-size-complex="10pt"/>
    </style:style>
    <style:style style:name="P155" style:parent-style-name="Standard" style:family="paragraph">
      <style:text-properties style:font-name="Liberation Mono" fo:font-size="10pt" style:font-size-asian="10pt" style:font-size-complex="10pt"/>
    </style:style>
    <style:style style:name="P156" style:parent-style-name="Standard" style:family="paragraph">
      <style:text-properties style:font-name="Liberation Mono" fo:font-size="10pt" style:font-size-asian="10pt" style:font-size-complex="10pt"/>
    </style:style>
    <style:style style:name="P157" style:parent-style-name="Standard" style:family="paragraph">
      <style:text-properties style:font-name="Liberation Mono" fo:font-size="10pt" style:font-size-asian="10pt" style:font-size-complex="10pt"/>
    </style:style>
    <style:style style:name="P158" style:parent-style-name="Standard" style:family="paragraph">
      <style:text-properties style:font-name="Liberation Mono" fo:font-size="10pt" style:font-size-asian="10pt" style:font-size-complex="10pt"/>
    </style:style>
    <style:style style:name="P159" style:parent-style-name="Standard" style:family="paragraph">
      <style:text-properties style:font-name="Liberation Mono" fo:font-size="10pt" style:font-size-asian="10pt" style:font-size-complex="10pt"/>
    </style:style>
  </office:automatic-styles>
  <office:body>
    <office:text text:use-soft-page-breaks="true">
      <text:p text:style-name="P1">2021 Spring CPSC 240</text:p>
      <text:p text:style-name="P2">Worksheet on GDB applied to SSE</text:p>
      <text:p text:style-name="P3"/>
      <text:p text:style-name="P4"/>
      <text:p text:style-name="P5">Find the gdb command that will produce the needed action.</text:p>
      <text:p text:style-name="P6"/>
      <text:p text:style-name="P7"/>
      <text:p text:style-name="P8">1. <text:s/>Show xmm2 using default formats.</text:p>
      <text:p text:style-name="P9"><text:tab/>P $xmm2</text:p>
      <text:p text:style-name="P10"/>
      <text:p text:style-name="P11"/>
      <text:p text:style-name="P12"/>
      <text:p text:style-name="P13"/>
      <text:p text:style-name="P14"/>
      <text:p text:style-name="P15">2. <text:s/>Show xmm0 using only IEEE754 hex format for output</text:p>
      <text:p text:style-name="P16"><text:tab/>p/x<text:s/>$xmm0.v2_int64</text:p>
      <text:p text:style-name="P17"><text:tab/>//p/x $xmm0.v2_double[0] if you only want one value shown.</text:p>
      <text:p text:style-name="P18"/>
      <text:p text:style-name="P19"/>
      <text:p text:style-name="P20"/>
      <text:p text:style-name="P21"/>
      <text:p text:style-name="P22">3. <text:s/>Show xmm5 using only decimal representation of every value</text:p>
      <text:p text:style-name="P23"><text:tab/>p/f<text:s/>$xmm5<text:s/>or p/d $xmm5</text:p>
      <text:p text:style-name="P24"/>
      <text:p text:style-name="P25"/>
      <text:p text:style-name="P26"/>
      <text:p text:style-name="P27"/>
      <text:p text:style-name="P28"/>
      <text:p text:style-name="P29">4. <text:s/>Show the data in xmm12 organized as two floating point 64-bit decimal numbers.</text:p>
      <text:p text:style-name="P30"><text:tab/>p/f<text:s/>$xmm12.v2_double</text:p>
      <text:p text:style-name="P31"/>
      <text:p text:style-name="P32"/>
      <text:p text:style-name="P33"/>
      <text:p text:style-name="P34"/>
      <text:p text:style-name="P35"/>
      <text:p text:style-name="P36">5. <text:s/>Show the data in xmm13 organized as two 64-bit IEEE754 hex numbers</text:p>
      <text:p text:style-name="P37"><text:tab/>p/x $xmm13.v2_double</text:p>
      <text:p text:style-name="P38"><text:tab/></text:p>
      <text:p text:style-name="P39"/>
      <text:p text:style-name="P40"/>
      <text:p text:style-name="P41"/>
      <text:p text:style-name="P42"/>
      <text:p text:style-name="P43">6. <text:s/>Show only the data in the "low" 64 bits of xmm14 organized as an IEEE754 float number.</text:p>
      <text:p text:style-name="P44">[This is commonly used value in the 240 class.]</text:p>
      <text:p text:style-name="P45">p/f $xmm14.v2_double[0]</text:p>
      <text:soft-page-break/>
      <text:p text:style-name="P46">7. <text:s/>Show only the data in the "high" 64 bits of xmm3 organized as an IEEE754 float number.</text:p>
      <text:p text:style-name="P47">[This value was not used in the 240 class.]</text:p>
      <text:p text:style-name="P48"/>
      <text:p text:style-name="P49">p/f $xmm3.v2_double[1]</text:p>
      <text:p text:style-name="P50"/>
      <text:p text:style-name="P51"/>
      <text:p text:style-name="P52"/>
      <text:p text:style-name="P53"/>
      <text:p text:style-name="P54">8. <text:s/>Show both the "high" and the "low" 64-bit numbers in<text:s/>xmm4.</text:p>
      <text:p text:style-name="P55"><text:tab/>p/f $xmm4.v2_double</text:p>
      <text:p text:style-name="P56"/>
      <text:p text:style-name="P57"/>
      <text:p text:style-name="P58"/>
      <text:p text:style-name="P59"/>
      <text:p text:style-name="P60"/>
      <text:p text:style-name="P61">9. <text:s/>Show all the values of all the SSE registers.</text:p>
      <text:p text:style-name="P62"><text:tab/>[Caveat: <text:s/>The output tends to be a frightening mess.]</text:p>
      <text:p text:style-name="P63"><text:tab/>Info registers sse</text:p>
      <text:p text:style-name="P64"/>
      <text:p text:style-name="P65"/>
      <text:p text:style-name="P66"/>
      <text:p text:style-name="P67"/>
      <text:p text:style-name="P68"/>
      <text:p text:style-name="P69">10. <text:s/>Place the decimal integer 750 into the high 64 bits of xmm5.</text:p>
      <text:p text:style-name="P70"/>
      <text:p text:style-name="P71"><text:tab/>Set $xmm5.v2_double[1] = 750</text:p>
      <text:p text:style-name="P72"/>
      <text:p text:style-name="P73"/>
      <text:p text:style-name="P74"/>
      <text:p text:style-name="P75"/>
      <text:p text:style-name="P76">11. <text:s/>Place this number 0xb55f into the low end of xmm6.</text:p>
      <text:p text:style-name="P77"/>
      <text:p text:style-name="P78"><text:tab/>Set $xmm6.v2_double[0] = 0xb55f</text:p>
      <text:p text:style-name="P79"/>
      <text:p text:style-name="P80"/>
      <text:p text:style-name="P81"/>
      <text:p text:style-name="P82"/>
      <text:p text:style-name="P83">12. <text:s/>Place the floating point decimal number 7.5656 in the low 65-bits of xmm13.</text:p>
      <text:p text:style-name="P84"/>
      <text:p text:style-name="P85"><text:tab/><text:tab/>Set $xmm13.v2_double[0] = 7.5656</text:p>
      <text:soft-page-break/>
      <text:p text:style-name="P86">13. <text:s/>Place the binary value<text:s/>10111001001011 into 32 bits of xmm8 located at position 2 from the right.</text:p>
      <text:p text:style-name="P87"/>
      <text:p text:style-name="P88"><text:tab/>Set $xmm8.v2_int64[2] = 10111001001011</text:p>
      <text:p text:style-name="P89"/>
      <text:p text:style-name="P90"/>
      <text:p text:style-name="P91"/>
      <text:p text:style-name="P92"/>
      <text:p text:style-name="P93"/>
      <text:p text:style-name="P94">14. <text:s/>Use one gdb operation to change all 4 dwords of xmm15 simultaneously. <text:s/>Copy 0xa8 to dword in position 0, 0x555588 to dword in position 1, 0xaaaaffff to dword in position 2, and 0x 88885454bbbb to dword in position 3. <text:s/>One gdb instruction does it all.</text:p>
      <text:p text:style-name="P95">Set $xmm15.v4_int32 = {0xa8, 0x555588, 0xaaaaffff, 0x88885454bbbb}</text:p>
      <text:p text:style-name="P96"><text:s/></text:p>
      <text:p text:style-name="P97"/>
      <text:p text:style-name="P98"/>
      <text:p text:style-name="P99"/>
      <text:p text:style-name="P100"/>
      <text:p text:style-name="P101"/>
      <text:p text:style-name="P102">15. <text:s/>Register xmm0 contains two qwords. <text:s/>Copy 3.75 into the “low” qward and 12.375 into the “high” qword of xmm0. <text:s/>Do both copies using one gdb instruction (operation).</text:p>
      <text:p text:style-name="P103">Set $xmm0.v2_double = {3.75, 12.375}</text:p>
      <text:p text:style-name="P104"/>
      <text:p text:style-name="P105"/>
      <text:p text:style-name="P106"/>
      <text:p text:style-name="P107"/>
      <text:p text:style-name="P108">Inline function</text:p>
      <text:p text:style-name="P109">20-80</text:p>
      <text:p text:style-name="P110">20% source going to cause 80% of runtime</text:p>
      <text:p text:style-name="P111"/>
      <text:p text:style-name="P112"/>
      <text:p text:style-name="P113"/>
      <text:p text:style-name="P114"/>
      <text:p text:style-name="P115"/>
      <text:p text:style-name="P116"/>
      <text:p text:style-name="P117"/>
      <text:p text:style-name="P118">To: the 240 class. <text:s text:c="2"/>This work sheet is part of the general review of the semester. <text:s/>Discuss it with your<text:s/>programmer colleagues. <text:s/>Collect some answers from classmates, from google, and from students of <text:s/>240 in past semesters. <text:s/>Keep your completed worksheet with you on test day. <text:s/>It is much easier to look for answers in your worksheet than google for answers.</text:p>
      <text:p text:style-name="P119"/>
      <text:p text:style-name="P120">When I get time for it I will write answers to the hard questions. <text:s/>I will send original copies to Bilal and Kevin, and then you can check with them to see if your researched answer matches their answer.</text:p>
      <text:p text:style-name="P121"/>
      <text:p text:style-name="P122">This test will be structured like the midterm. <text:s/>It<text:s/>will be a take home test. <text:s/>Organize your facts so that you will have information at your finger tips.</text:p>
      <text:soft-page-break/>
      <text:p text:style-name="P123">Appendix: <text:s/>Background related to SSE components.</text:p>
      <text:p text:style-name="P124"/>
      <text:p text:style-name="P125">The values in a single SSE register may be viewed in many forms: two float forms and five integer forms.</text:p>
      <text:p text:style-name="P126">Each form is defined by a struct. <text:s/>Examples of structs are shown below in the column on the right.</text:p>
      <text:p text:style-name="P127"/>
      <text:p text:style-name="P128">Description of the struct <text:s text:c="17"/>Example of the struct</text:p>
      <text:p text:style-name="P129">4 32-bit float values: <text:s text:c="20"/>v4_float = {5.90854695e-39, 0, 0, 0}</text:p>
      <text:p text:style-name="P130">2 64-bit float values: <text:s text:c="20"/>v2_double = {2.0832179143766992, 3.08}</text:p>
      <text:p text:style-name="P131">16 8-bit signed byte integer values: <text:s text:c="6"/>v16_int8 = {-96, 86, 64, 0 &lt;repeats 13 times&gt;}</text:p>
      <text:p text:style-name="P132">8 16-bit signed short integer values: <text:s text:c="5"/>v8_int16 = {22176, 64, 0, 0, 0, 0, 0, 0}</text:p>
      <text:p text:style-name="P133">4<text:s/>32-bit signed int integer values: <text:s text:c="7"/>v4_int32 = {4216480, 0, 0, 0}</text:p>
      <text:p text:style-name="P134">2 64-bit signed long integer values: <text:s text:c="6"/>v2_int64 = {4216480, 0}</text:p>
      <text:p text:style-name="P135">1 128-bit unsigned long integer value: <text:s text:c="4"/>uint128 = 4216480</text:p>
      <text:p text:style-name="P136"/>
      <text:p text:style-name="P137">Within a struct the components are treated as members of<text:s/>an array with index starting at 0.</text:p>
      <text:p text:style-name="P138">For example, consider the struct <text:s/>v4_int32 = {421, 28, 4000, -127}</text:p>
      <text:p text:style-name="P139">The struct is considered as an array of four 32-bit integers: 421 is at index 0, 28 at 1, 4000 at 2, and so on.</text:p>
      <text:p text:style-name="P140">The last struct named uint128 is not an array, but it is a single-valued variable.</text:p>
      <text:p text:style-name="P141"/>
      <text:p text:style-name="P142"/>
      <text:p text:style-name="P143">Table of descriptors for formatting the displayed values:</text:p>
      <text:p text:style-name="P144">d <text:s/>signed integer</text:p>
      <text:p text:style-name="P145">c <text:s/>char</text:p>
      <text:p text:style-name="P146">a <text:s/>address</text:p>
      <text:p text:style-name="P147">s <text:s/>string</text:p>
      <text:p text:style-name="P148">i <text:s/>instruction</text:p>
      <text:p text:style-name="P149">f <text:s/>float</text:p>
      <text:p text:style-name="P150">u <text:s/>unsigned integer</text:p>
      <text:p text:style-name="P151">t <text:s/>binary</text:p>
      <text:p text:style-name="P152">x <text:s/>hex</text:p>
      <text:p text:style-name="P153"/>
      <text:p text:style-name="P154">Be aware that GDB drops the leading zeros of<text:s/>hex numbers. <text:s/>Whereas, we will normally write 0x0000000EA8FFA000 then GDB will output 0xEA8FFA000.</text:p>
      <text:p text:style-name="P155"/>
      <text:p text:style-name="P156"/>
      <text:p text:style-name="P157">Background for question 13: <text:s/>Recall that 32 bits is called a double word or simply dword. <text:s/>Furthermore, each xmm register is composed of 4 32-bit dwords for a total of 128 bits. <text:s/>We count dwords from right to left: the dword on the far right is in position 0, the next dword to the left of it is in position 1, the next one to the left of it is in position 2, etc.</text:p>
      <text:p text:style-name="P158"/>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reshamRichardJ@gmail.com</dc:creator>
    <meta:creation-date>2021-04-25T19:52:00Z</meta:creation-date>
    <dc:date>2021-05-12T07:13:00Z</dc:date>
    <meta:template xlink:href="Normal.dotm" xlink:type="simple"/>
    <meta:editing-cycles>9</meta:editing-cycles>
    <meta:editing-duration>PT7200S</meta:editing-duration>
    <meta:document-statistic meta:page-count="4" meta:paragraph-count="9" meta:word-count="721" meta:character-count="4826" meta:row-count="34" meta:non-whitespace-character-count="4114"/>
  </office:meta>
</office:document-meta>
</file>